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*Explicação Detalhada sobre Acesso a Bytes no MC68000*</text:p>
      <text:p text:style-name="Standard"/>
      <text:p text:style-name="Standard">Você trouxe um ponto extremamente relevante sobre essa implementação incomum. Vamos esclarecer exatamente como o 68000 lida com essa situação:</text:p>
      <text:p text:style-name="Standard"/>
      <text:p text:style-name="Standard">## *O Paradoxo dos Endereços Pares e Conexão no Byte Alto*</text:p>
      <text:p text:style-name="Standard"/>
      <text:p text:style-name="Standard">### *1. Hardware Descrito:*</text:p>
      <text:p text:style-name="Standard">- *Barramento físico: UART conectada **apenas a D8-D15* (byte alto)</text:p>
      <text:p text:style-name="Standard">- *Endereçamento: Apenas endereços **pares* são usados (A0 ausente no hardware)</text:p>
      <text:p text:style-name="Standard">- *Instruções*: Sempre move.b com endereços pares (ex: $FFFFF000)</text:p>
      <text:p text:style-name="Standard"/>
      <text:p text:style-name="Standard">### *2. Como o 68000 Resolve Internamente:*</text:p>
      <text:p text:style-name="Standard"/>
      <text:p text:style-name="Standard">#### *Leitura (move.b $FFFFF000,D0):*</text:p>
      <text:p text:style-name="Standard">1. *Ciclo de Bus*:</text:p>
      <text:p text:style-name="Standard"><text:s text:c="3"/>- CPU envia endereço par ($FFFFF000) → *UDS* ativo (acesso ao byte alto)</text:p>
      <text:p text:style-name="Standard"><text:s text:c="3"/>- UART coloca o dado em *D8-D15*</text:p>
      <text:p text:style-name="Standard"><text:s text:c="3"/>- CPU *sempre captura o byte no barramento correto* baseado em:</text:p>
      <text:p text:style-name="Standard"><text:s text:c="5"/>- *A0 virtual*: Gerado internamente pela instrução</text:p>
      <text:p text:style-name="Standard"><text:s text:c="5"/>- *Sinais UDS/LDS*: Mesmo sem A0 físico, esses sinais indicam qual byte acessar</text:p>
      <text:p text:style-name="Standard"/>
      <text:p text:style-name="Standard">2. *Mapeamento para D0*:</text:p>
      <text:p text:style-name="Standard"><text:s text:c="3"/></text:p>
      <text:p text:style-name="Standard"><text:s text:c="3"/>Situação Física:</text:p>
      <text:p text:style-name="Standard"><text:s text:c="3"/>Barramento: [D8-D15 = byte da UART][D0-D7 = flutuante]</text:p>
      <text:p text:style-name="Standard"><text:s text:c="3"/></text:p>
      <text:p text:style-name="Standard"><text:s text:c="3"/>Comportamento do 68000:</text:p>
      <text:p text:style-name="Standard"><text:s text:c="3"/>- Se instrução acessa endereço PAR (A0 virtual = 0) → Pega byte ALTO (D8-D15)</text:p>
      <text:p text:style-name="Standard"><text:s text:c="3"/>- Mas sempre coloca no BYTE BAIXO de D0 (D0-D7)</text:p>
      <text:p text:style-name="Standard"><text:s text:c="3"/></text:p>
      <text:p text:style-name="Standard"><text:s text:c="3"/>Resultado em D0:</text:p>
      <text:p text:style-name="Standard"><text:s text:c="3"/>[00][ByteDaUART]</text:p>
      <text:p text:style-name="Standard"><text:s text:c="3"/></text:p>
      <text:p text:style-name="Standard"/>
      <text:p text:style-name="Standard">#### *Escrita (move.b D0,$FFFFF000):*</text:p>
      <text:p text:style-name="Standard">1. *Ciclo de Bus*:</text:p>
      <text:p text:style-name="Standard"><text:s text:c="3"/>- CPU pega *D0-D7* (LSB do registrador)</text:p>
      <text:p text:style-name="Standard"><text:s text:c="3"/>- Replica para *ambos os bytes do barramento*:</text:p>
      <text:p text:style-name="Standard"><text:s text:c="5"/></text:p>
      <text:p text:style-name="Standard"><text:s text:c="5"/>Barramento físico:</text:p>
      <text:p text:style-name="Standard"><text:s text:c="5"/>[D8-D15 = D0-D7][D0-D7 = D0-D7]</text:p>
      <text:p text:style-name="Standard"><text:s text:c="5"/></text:p>
      <text:p text:style-name="Standard"><text:s text:c="3"/>- UART lê apenas *D8-D15* (por estar conectada lá)</text:p>
      <text:p text:style-name="Standard"/>
      <text:p text:style-name="Standard">### *3. Por Que Isso Funciona sem A0 Físico?*</text:p>
      <text:p text:style-name="Standard"/>
      <text:p text:style-name="Standard">O 68000 tem um comportamento *inteligente e previsível*:</text:p>
      <text:p text:style-name="Standard"/>
      <text:p text:style-name="Standard">| Endereço Virtual | A0 Virtual | UDS | LDS | Byte Acessado | Efeito Real no Hardware |</text:p>
      <text:p text:style-name="Standard">|------------------|------------|-----|-----|---------------|-------------------------|</text:p>
      <text:p text:style-name="Standard">| $FFFFF000 <text:s text:c="7"/>| 0 <text:s text:c="9"/>| 1 <text:s text:c="2"/>| 0 <text:s text:c="2"/>| Byte Alto <text:s text:c="4"/>| Lê/Escreve em D8-D15 <text:s text:c="3"/>|</text:p>
      <text:p text:style-name="Standard"><text:soft-page-break/>| $FFFFF001 <text:s text:c="7"/>| 1 <text:s text:c="9"/>| 0 <text:s text:c="2"/>| 1 <text:s text:c="2"/>| Byte Baixo <text:s text:c="3"/>| *Bus Error* (não implementado) |</text:p>
      <text:p text:style-name="Standard"/>
      <text:p text:style-name="Standard">### *4. Diagrama de Tempo de Leitura*</text:p>
      <text:p text:style-name="Standard"/>
      <text:p text:style-name="Standard"/>
      <text:p text:style-name="Standard"><text:s text:c="11"/>___ <text:s text:c="4"/>___ <text:s text:c="4"/>___</text:p>
      <text:p text:style-name="Standard">CLK <text:s text:c="4"/>__| <text:s text:c="2"/>|___| <text:s text:c="2"/>|___| <text:s text:c="2"/>|___</text:p>
      <text:p text:style-name="Standard"><text:s text:c="8"/>_______________ </text:p>
      <text:p text:style-name="Standard">ADDR <text:s text:c="3"/>$FFFFF000 <text:s text:c="5"/>____________</text:p>
      <text:p text:style-name="Standard"><text:s text:c="8"/>_______ </text:p>
      <text:p text:style-name="Standard">AS <text:s text:c="5"/>_______|___________________</text:p>
      <text:p text:style-name="Standard"><text:s text:c="8"/>_______ </text:p>
      <text:p text:style-name="Standard">UDS <text:s text:c="4"/>_______|___________________ (ativo para byte alto)</text:p>
      <text:p text:style-name="Standard"><text:s text:c="8"/>____________ </text:p>
      <text:p text:style-name="Standard">R/W <text:s text:c="4"/>_____________|_____________ (1 para leitura)</text:p>
      <text:p text:style-name="Standard"><text:s text:c="8"/>____________ </text:p>
      <text:p text:style-name="Standard">DATA <text:s text:c="3"/>____________[D8-D15=byte]___ (UART coloca dado)</text:p>
      <text:p text:style-name="Standard"/>
      <text:p text:style-name="Standard"/>
      <text:p text:style-name="Standard">### *5. Comprovando com Código*</text:p>
      <text:p text:style-name="Standard"/>
      <text:p text:style-name="Standard">asm</text:p>
      <text:p text:style-name="Standard"><text:s text:c="8"/>move.b <text:s/>$FFFFF000,D0 <text:s/>; Lê byte alto (D8-D15) para D0-D7</text:p>
      <text:p text:style-name="Standard"><text:s text:c="8"/>; D0 = [00][byte_lido]</text:p>
      <text:p text:style-name="Standard"/>
      <text:p text:style-name="Standard"><text:s text:c="8"/>move.b <text:s/>D0,$FFFFF000 <text:s/>; Escreve D0-D7 em D8-D15</text:p>
      <text:p text:style-name="Standard"><text:s text:c="8"/>; Barramento: [D8-D15=D0-D7][D0-D7=D0-D7]</text:p>
      <text:p text:style-name="Standard"/>
      <text:p text:style-name="Standard"/>
      <text:p text:style-name="Standard">### *6. Por Que o Projetista Fez Isso?*</text:p>
      <text:p text:style-name="Standard"/>
      <text:p text:style-name="Standard">1. *Economia de circuitos*:</text:p>
      <text:p text:style-name="Standard"><text:s text:c="3"/>- Elimina necessidade de buffers para o byte baixo</text:p>
      <text:p text:style-name="Standard"><text:s text:c="3"/>- Simplifica decodificação de endereços</text:p>
      <text:p text:style-name="Standard"/>
      <text:p text:style-name="Standard">2. *Compatibilidade com periféricos de 8 bits*:</text:p>
      <text:p text:style-name="Standard"><text:s text:c="3"/>- Muitas UARTs antigas eram originalmente de 8 bits</text:p>
      <text:p text:style-name="Standard"/>
      <text:p text:style-name="Standard">3. *Aproveitamento do comportamento do 68000*:</text:p>
      <text:p text:style-name="Standard"><text:s text:c="3"/>- A CPU trata automaticamente a replicação de bytes na escrita</text:p>
      <text:p text:style-name="Standard"><text:s text:c="3"/>- Na leitura, seleciona o byte correto baseado no endereço virtual</text:p>
      <text:p text:style-name="Standard"/>
      <text:p text:style-name="Standard">## *Conclusão Técnica*</text:p>
      <text:p text:style-name="Standard"/>
      <text:p text:style-name="Standard">- *Na leitura: O 68000 usa **UDS/LDS internamente* para selecionar o byte físico (alto/baixo), mesmo sem A0.</text:p>
      <text:p text:style-name="Standard">- *Na escrita: A CPU **replica o byte* abusando de uma característica do barramento.</text:p>
      <text:p text:style-name="Standard">- *Endereços ímpares*: Causam Bus Error porque o hardware não implementa LDS (acesso ao byte baixo).</text:p>
      <text:p text:style-name="Standard"/>
      <text:p text:style-name="Standard">Essa implementação é *inusitada mas válida*, desde que:</text:p>
      <text:p text:style-name="Standard">- Todos os acessos sejam feitos com move.b</text:p>
      <text:p text:style-name="Standard"><text:soft-page-break/>- Somente endereços pares sejam usados</text:p>
      <text:p text:style-name="Standard">- O programador esteja ciente de que os bytes "pulam" entre posições físicas e lógica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5T09:44:42.300516049</meta:creation-date>
    <dc:date>2025-07-25T09:45:37.272205665</dc:date>
    <meta:editing-duration>PT56S</meta:editing-duration>
    <meta:editing-cycles>1</meta:editing-cycles>
    <meta:document-statistic meta:table-count="0" meta:image-count="0" meta:object-count="0" meta:page-count="3" meta:paragraph-count="78" meta:word-count="528" meta:character-count="3580" meta:non-whitespace-character-count="2850"/>
    <meta:generator>LibreOffice/24.2.7.2$Linux_X86_64 LibreOffice_project/420$Build-2</meta:generator>
  </office:meta>
</office:document-meta>
</file>